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1000005DED1B5FFB861FF2AD4.png" manifest:media-type="image/png"/>
  <manifest:file-entry manifest:full-path="Pictures/1000020100000321000005DE5380E678B1C1BB77.png" manifest:media-type="image/png"/>
  <manifest:file-entry manifest:full-path="Pictures/1000020100000321000005DE30B1ACF120425051.png" manifest:media-type="image/png"/>
  <manifest:file-entry manifest:full-path="Pictures/1000020100000321000005DE8921AD349130DF2B.png" manifest:media-type="image/png"/>
  <manifest:file-entry manifest:full-path="Pictures/1000020100000321000005DEDD7D9ECCA1F0E1B1.png" manifest:media-type="image/png"/>
  <manifest:file-entry manifest:full-path="Pictures/1000020100000321000005DE7E3EFE7AFD4CC5FF.png" manifest:media-type="image/png"/>
  <manifest:file-entry manifest:full-path="Pictures/1000020100000321000005DED2EA9688F5384BC5.png" manifest:media-type="image/png"/>
  <manifest:file-entry manifest:full-path="Pictures/1000020100000321000005DE3C8F0DA966D3A087.png" manifest:media-type="image/png"/>
  <manifest:file-entry manifest:full-path="Pictures/1000020100000321000005DE19FEC1D28CC05F71.png" manifest:media-type="image/png"/>
  <manifest:file-entry manifest:full-path="Pictures/1000020100000321000005DE2EEEA712C6F3D190.png" manifest:media-type="image/png"/>
  <manifest:file-entry manifest:full-path="Pictures/1000020100000321000005DED9A22FD150AB553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S"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10d0c" draw:fill="none" draw:textarea-horizontal-align="justify" draw:textarea-vertical-align="middle" draw:auto-grow-height="false" fo:min-height="7.388cm" fo:min-width="7.986cm"/>
    </style:style>
    <style:style style:name="gr3" style:family="graphic" style:parent-style-name="standard">
      <style:graphic-properties svg:stroke-color="#f10d0c" draw:fill="none" draw:textarea-horizontal-align="justify" draw:textarea-vertical-align="middle" draw:auto-grow-height="false" fo:min-height="6.964cm" fo:min-width="19.44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5" style:family="graphic" style:parent-style-name="standard">
      <style:graphic-properties svg:stroke-color="#f10d0c" draw:fill="none" draw:textarea-horizontal-align="justify" draw:textarea-vertical-align="middle" draw:auto-grow-height="false" fo:min-height="9.792cm" fo:min-width="11.804cm"/>
    </style:style>
    <style:style style:name="gr6" style:family="graphic" style:parent-style-name="standard">
      <style:graphic-properties svg:stroke-color="#f10d0c" draw:fill="none" draw:textarea-horizontal-align="justify" draw:textarea-vertical-align="middle" draw:auto-grow-height="false" fo:min-height="6.397cm" fo:min-width="8.835cm"/>
    </style:style>
    <style:style style:name="gr7" style:family="graphic" style:parent-style-name="standard">
      <style:graphic-properties svg:stroke-color="#f10d0c" draw:fill="none" draw:textarea-horizontal-align="justify" draw:textarea-vertical-align="middle" draw:auto-grow-height="false" fo:min-height="8.944cm" fo:min-width="15.624cm"/>
    </style:style>
    <style:style style:name="gr8" style:family="graphic" style:parent-style-name="standard">
      <style:graphic-properties svg:stroke-color="#f10d0c" draw:fill="none" draw:textarea-horizontal-align="justify" draw:textarea-vertical-align="middle" draw:auto-grow-height="false" fo:min-height="5.407cm" fo:min-width="13.503cm"/>
    </style:style>
    <style:style style:name="gr9" style:family="graphic" style:parent-style-name="standard">
      <style:graphic-properties svg:stroke-color="#f10d0c" draw:fill="none" draw:textarea-horizontal-align="justify" draw:textarea-vertical-align="middle" draw:auto-grow-height="false" fo:min-height="5.266cm" fo:min-width="34.574cm"/>
    </style:style>
    <style:style style:name="gr10" style:family="graphic" style:parent-style-name="standard">
      <style:graphic-properties svg:stroke-color="#f10d0c" draw:fill="none" draw:textarea-horizontal-align="justify" draw:textarea-vertical-align="middle" draw:auto-grow-height="false" fo:min-height="5.407cm" fo:min-width="9.118cm"/>
    </style:style>
    <style:style style:name="gr11" style:family="graphic" style:parent-style-name="standard">
      <style:graphic-properties svg:stroke-color="#f10d0c" draw:fill="none" draw:textarea-horizontal-align="justify" draw:textarea-vertical-align="middle" draw:auto-grow-height="false" fo:min-height="3.994cm" fo:min-width="7.138cm"/>
    </style:style>
    <style:style style:name="gr12" style:family="graphic" style:parent-style-name="standard">
      <style:graphic-properties svg:stroke-color="#f10d0c" draw:fill="none" draw:textarea-horizontal-align="justify" draw:textarea-vertical-align="middle" draw:auto-grow-height="false" fo:min-height="4.134cm" fo:min-width="6.854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96pt"/>
    </style:style>
    <style:style style:name="T1" style:family="text">
      <style:text-properties fo:font-size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unchin_Screen" draw:style-name="dp1" draw:master-page-name="Standard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ueil_Screen" draw:style-name="dp3" draw:master-page-name="Standard" presentation:presentation-page-layout-name="AL1T1">
        <office:forms form:automatic-focus="false" form:apply-design-mode="false"/>
        <draw:custom-shape draw:style-name="gr2" draw:text-style-name="P2" draw:layer="layout" svg:width="12cm" svg:height="10.8cm" svg:x="58.8cm" svg:y="17.2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in_Screen" draw:style-name="dp4" draw:master-page-name="Standard" presentation:presentation-page-layout-name="AL1T1">
        <office:forms form:automatic-focus="false" form:apply-design-mode="false"/>
        <draw:custom-shape draw:style-name="gr3" draw:text-style-name="P2" draw:layer="layout" svg:width="28.2cm" svg:height="10.2cm" svg:x="20.4cm" svg:y="91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7cm" svg:height="4.2cm" svg:x="12.4cm" svg:y="75.2cm">
          <draw:text-box>
            <text:p><text:span text:style-name="T1">**************</text:span></text:p>
          </draw:text-box>
        </draw:frame>
        <draw:frame draw:style-name="gr4" draw:text-style-name="P4" draw:layer="layout" svg:width="47cm" svg:height="4.2cm" svg:x="12.2cm" svg:y="60.8cm">
          <draw:text-box>
            <text:p><text:span text:style-name="T1">Yves Mauni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lan-Suivi_Screen" draw:style-name="dp5" draw:master-page-name="Standard" presentation:presentation-page-layout-name="AL1T1">
        <office:forms form:automatic-focus="false" form:apply-design-mode="false"/>
        <draw:custom-shape draw:style-name="gr5" draw:text-style-name="P2" draw:layer="layout" svg:width="17.4cm" svg:height="14.2cm" svg:x="28.4cm" svg:y="124.6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e-Formation_Apprenant" draw:style-name="dp6" draw:master-page-name="Standard" presentation:presentation-page-layout-name="AL1T1">
        <office:forms form:automatic-focus="false" form:apply-design-mode="false"/>
        <draw:custom-shape draw:style-name="gr6" draw:text-style-name="P2" draw:layer="layout" svg:width="13.199cm" svg:height="9.399cm" svg:x="53.601cm" svg:y="90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tail_Formation_Apprenant" draw:style-name="dp7" draw:master-page-name="Standard" presentation:presentation-page-layout-name="AL1T1">
        <office:forms form:automatic-focus="false" form:apply-design-mode="false"/>
        <draw:custom-shape draw:style-name="gr7" draw:text-style-name="P2" draw:layer="layout" svg:width="22.8cm" svg:height="13cm" svg:x="27.2cm" svg:y="109.8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3.199cm" svg:height="9.399cm" svg:x="4.8cm" svg:y="16.2cm">
          <office:event-listeners>
            <presentation:event-listener script:event-name="dom:click" presentation:action="previous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op_Etape1_InfoPerso_Apprenant" draw:style-name="dp8" draw:master-page-name="Standard" presentation:presentation-page-layout-name="AL1T1">
        <office:forms form:automatic-focus="false" form:apply-design-mode="false"/>
        <draw:custom-shape draw:style-name="gr8" draw:text-style-name="P2" draw:layer="layout" svg:width="19.801cm" svg:height="7.999cm" svg:x="40.6cm" svg:y="128.401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3.199cm" svg:height="9.399cm" svg:x="3.2cm" svg:y="13.4cm">
          <office:event-listeners>
            <presentation:event-listener script:event-name="dom:click" presentation:action="previous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op_Etape2_Details-Commande_Apprenant" draw:style-name="dp9" draw:master-page-name="Standard" presentation:presentation-page-layout-name="AL1T1">
        <office:forms form:automatic-focus="false" form:apply-design-mode="false"/>
        <draw:custom-shape draw:style-name="gr8" draw:text-style-name="P2" draw:layer="layout" svg:width="19.801cm" svg:height="7.999cm" svg:x="47.2cm" svg:y="127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3.199cm" svg:height="9.399cm" svg:x="2.4cm" svg:y="13.001cm">
          <office:event-listeners>
            <presentation:event-listener script:event-name="dom:click" presentation:action="previous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op_Etape3_Mode-Paiement_Apprenant" draw:style-name="dp10" draw:master-page-name="Standard" presentation:presentation-page-layout-name="AL1T1">
        <office:forms form:automatic-focus="false" form:apply-design-mode="false"/>
        <draw:custom-shape draw:style-name="gr9" draw:text-style-name="P2" draw:layer="layout" svg:width="49.6cm" svg:height="7.8cm" svg:x="13.2cm" svg:y="67.4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3.199cm" svg:height="9.399cm" svg:x="2.801cm" svg:y="13.8cm">
          <office:event-listeners>
            <presentation:event-listener script:event-name="dom:click" presentation:action="previous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op-Etape3_Validation-Paiement_Apprenant" draw:style-name="dp11" draw:master-page-name="Standard" presentation:presentation-page-layout-name="AL1T1">
        <office:forms form:automatic-focus="false" form:apply-design-mode="false"/>
        <draw:custom-shape draw:style-name="gr10" draw:text-style-name="P2" draw:layer="layout" svg:width="13.6cm" svg:height="7.999cm" svg:x="29.4cm" svg:y="84.601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0.8cm" svg:height="6cm" svg:x="3.8cm" svg:y="14.8cm">
          <office:event-listeners>
            <presentation:event-listener script:event-name="dom:click" presentation:action="previous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op_Etape3_PopUp-Validation-Paiement_Apprenant" draw:style-name="dp12" draw:master-page-name="Standard" presentation:presentation-page-layout-name="AL1T1">
        <office:forms form:automatic-focus="false" form:apply-design-mode="false"/>
        <draw:custom-shape draw:style-name="gr8" draw:text-style-name="P2" draw:layer="layout" svg:width="19.801cm" svg:height="7.999cm" svg:x="29.199cm" svg:y="72.2cm">
          <office:event-listeners>
            <presentation:event-listener script:event-name="dom:click" presentation:action="show" xlink:href="#Liste-Formation_Apprenant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0.4cm" svg:height="6.2cm" svg:x="3.8cm" svg:y="14.2cm">
          <office:event-listeners>
            <presentation:event-listener script:event-name="dom:click" presentation:action="previous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20100000321000005DED9A22FD150AB553F.png" xlink:type="simple" xlink:show="embed" xlink:actuate="onLoad"/>
    <draw:fill-image draw:name="Bitmap_20_10" draw:display-name="Bitmap 10" xlink:href="Pictures/1000020100000321000005DE2EEEA712C6F3D190.png" xlink:type="simple" xlink:show="embed" xlink:actuate="onLoad"/>
    <draw:fill-image draw:name="Bitmap_20_11" draw:display-name="Bitmap 11" xlink:href="Pictures/1000020100000321000005DE19FEC1D28CC05F71.png" xlink:type="simple" xlink:show="embed" xlink:actuate="onLoad"/>
    <draw:fill-image draw:name="Bitmap_20_2" draw:display-name="Bitmap 2" xlink:href="Pictures/1000020100000321000005DE3C8F0DA966D3A087.png" xlink:type="simple" xlink:show="embed" xlink:actuate="onLoad"/>
    <draw:fill-image draw:name="Bitmap_20_3" draw:display-name="Bitmap 3" xlink:href="Pictures/1000020100000321000005DED2EA9688F5384BC5.png" xlink:type="simple" xlink:show="embed" xlink:actuate="onLoad"/>
    <draw:fill-image draw:name="Bitmap_20_4" draw:display-name="Bitmap 4" xlink:href="Pictures/1000020100000321000005DEDD7D9ECCA1F0E1B1.png" xlink:type="simple" xlink:show="embed" xlink:actuate="onLoad"/>
    <draw:fill-image draw:name="Bitmap_20_5" draw:display-name="Bitmap 5" xlink:href="Pictures/1000020100000321000005DE8921AD349130DF2B.png" xlink:type="simple" xlink:show="embed" xlink:actuate="onLoad"/>
    <draw:fill-image draw:name="Bitmap_20_6" draw:display-name="Bitmap 6" xlink:href="Pictures/1000020100000321000005DE30B1ACF120425051.png" xlink:type="simple" xlink:show="embed" xlink:actuate="onLoad"/>
    <draw:fill-image draw:name="Bitmap_20_8" draw:display-name="Bitmap 8" xlink:href="Pictures/1000020100000321000005DE5380E678B1C1BB77.png" xlink:type="simple" xlink:show="embed" xlink:actuate="onLoad"/>
    <draw:fill-image draw:name="Bitmap_20_9" draw:display-name="Bitmap 9" xlink:href="Pictures/1000020100000321000005DE7E3EFE7AFD4CC5FF.png" xlink:type="simple" xlink:show="embed" xlink:actuate="onLoad"/>
    <draw:fill-image draw:name="background" xlink:href="Pictures/1000020100000321000005DED1B5FFB861FF2AD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4.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6.39999389648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3.832cm" fo:margin-bottom="0cm" fo:text-indent="0cm"/>
      <style:text-properties fo:font-size="268.10000610351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2.874cm" fo:margin-bottom="0cm" fo:text-indent="0cm"/>
      <style:text-properties fo:font-size="229.80000305175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1.915cm" fo:margin-bottom="0cm" fo:text-indent="0cm"/>
      <style:text-properties fo:font-size="191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1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5.7cm" fo:page-height="150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3.799cm" svg:height="7.575cm" svg:x="3.6cm" svg:y="2.485cm"/>
      <draw:page-thumbnail draw:layer="backgroundobjects" svg:width="3.799cm" svg:height="7.575cm" svg:x="3.6cm" svg:y="11.061cm"/>
      <draw:page-thumbnail draw:layer="backgroundobjects" svg:width="3.799cm" svg:height="7.575cm" svg:x="3.6cm" svg:y="19.637cm"/>
      <draw:page-thumbnail draw:layer="backgroundobjects" svg:width="3.799cm" svg:height="7.575cm" svg:x="13.6cm" svg:y="2.485cm"/>
      <draw:page-thumbnail draw:layer="backgroundobjects" svg:width="3.799cm" svg:height="7.575cm" svg:x="13.6cm" svg:y="11.061cm"/>
      <draw:page-thumbnail draw:layer="backgroundobjects" svg:width="3.799cm" svg:height="7.575cm" svg:x="13.6cm" svg:y="19.637cm"/>
    </style:handout-master>
    <style:master-page style:name="Standard" style:page-layout-name="PM1" draw:style-name="Mdp1">
      <draw:frame presentation:style-name="Standard-title" draw:layer="backgroundobjects" svg:width="68.127cm" svg:height="25.188cm" svg:x="-75.7cm" svg:y="6.412cm" presentation:class="title" presentation:placeholder="true">
        <draw:text-box/>
      </draw:frame>
      <draw:frame presentation:style-name="Standard-outline1" draw:layer="backgroundobjects" svg:width="68.127cm" svg:height="87.512cm" svg:x="-75.7cm" svg:y="54.288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1:24:25.423096629</meta:creation-date>
    <dc:date>2021-06-01T16:48:14.107045183</dc:date>
    <meta:editing-duration>PT23M22S</meta:editing-duration>
    <meta:editing-cycles>8</meta:editing-cycles>
    <meta:generator>LibreOffice/6.4.7.2$Linux_X86_64 LibreOffice_project/40$Build-2</meta:generator>
    <meta:document-statistic meta:object-count="58"/>
  </office:meta>
</office:document-meta>
</file>